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list-style-name="">
      <style:paragraph-properties fo:margin-top="0in" fo:margin-bottom="0in" fo:line-height="100%"/>
    </style:style>
    <style:style style:name="P3" style:family="paragraph" style:parent-style-name="Standard">
      <style:paragraph-properties fo:margin-top="0in" fo:margin-bottom="0in" fo:line-height="100%"/>
      <style:text-properties style:font-name="Times New Roman" fo:font-size="12pt" style:font-size-asian="12pt" style:font-size-complex="12pt"/>
    </style:style>
    <style:style style:name="P4" style:family="paragraph" style:parent-style-name="Standard">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25in" fo:margin-right="0in" fo:margin-top="0in" fo:margin-bottom="0in" fo:line-height="100%" fo:text-indent="-0.25in" style:auto-text-indent="false"/>
    </style:style>
    <style:style style:name="P6"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size-complex="12pt"/>
    </style:style>
    <style:style style:name="P7" style:family="paragraph" style:parent-style-name="Standard" style:list-style-name="">
      <style:paragraph-properties fo:margin-left="0.25in" fo:margin-right="0in" fo:line-height="100%" fo:text-indent="-0.25in" style:auto-text-indent="false" style:text-autospace="none">
        <style:tab-stops/>
      </style:paragraph-properties>
      <style:text-properties fo:color="#000000" style:font-name="Times New Roman" fo:font-size="12pt" style:font-size-asian="12pt" style:font-size-complex="12pt"/>
    </style:style>
    <style:style style:name="P8" style:family="paragraph" style:parent-style-name="Standard" style:list-style-name="">
      <style:paragraph-properties fo:margin-top="0.0417in" fo:margin-bottom="0.0417in" fo:line-height="100%" style:text-autospace="none"/>
      <style:text-properties fo:color="#000000" style:font-name="Times New Roman" fo:font-size="12pt" fo:font-style="normal" style:text-underline-style="none" fo:background-color="transparent" style:font-name-asian="Georgia" style:font-size-asian="12pt" style:font-style-asian="normal" style:font-name-complex="Georgia" style:font-size-complex="12pt" style:font-style-complex="normal"/>
    </style:style>
    <style:style style:name="P9" style:family="paragraph" style:parent-style-name="Standard" style:list-style-name="">
      <style:paragraph-properties fo:margin-top="0.0417in" fo:margin-bottom="0.0417in" fo:line-height="100%" style:text-autospace="none"/>
      <style:text-properties fo:color="#000000" style:font-name="Times New Roman" fo:font-size="12pt" style:font-size-asian="12pt" style:font-size-complex="12pt"/>
    </style:style>
    <style:style style:name="P10" style:family="paragraph" style:parent-style-name="No_20_Spacing">
      <style:paragraph-properties fo:line-height="100%"/>
      <style:text-properties style:font-name="Times New Roman" fo:font-size="12pt" style:font-size-asian="12pt" style:font-name-complex="Times New Roman1" style:font-size-complex="12pt"/>
    </style:style>
    <style:style style:name="P11" style:family="paragraph" style:parent-style-name="No_20_Spacing">
      <style:paragraph-properties fo:line-height="100%"/>
    </style:style>
    <style:style style:name="P12" style:family="paragraph" style:parent-style-name="No_20_Spacing" style:master-page-name="Standard">
      <style:paragraph-properties fo:line-height="100%" fo:text-align="center" style:justify-single-word="false" style:page-number="auto"/>
      <style:text-properties fo:font-weight="bold" style:font-weight-asian="bold" style:font-weight-complex="bold"/>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complex="Times New Roman1"/>
    </style:style>
    <style:style style:name="T6" style:family="text">
      <style:text-properties fo:font-weight="bold" style:font-weight-asian="bold" style:font-weight-complex="bold"/>
    </style:style>
    <style:style style:name="T7" style:family="text">
      <style:text-properties style:use-window-font-color="true" style:font-name="Times New Roman" fo:font-size="12pt" style:font-name-asian="Georgia" style:font-size-asian="12pt" style:font-name-complex="Georgia" style:font-size-complex="12pt"/>
    </style:style>
    <style:style style:name="T8" style:family="text">
      <style:text-properties style:text-underline-style="solid" style:text-underline-width="auto" style:text-underline-color="font-color" fo:font-weight="normal" style:font-name-asian="Georgia" style:font-weight-asian="normal" style:font-name-complex="Georgia" style:font-weight-complex="normal"/>
    </style:style>
    <style:style style:name="T9" style:family="text">
      <style:text-properties fo:font-style="normal" style:text-underline-style="none" fo:background-color="transparent" style:font-name-asian="Georgia" style:font-style-asian="normal" style:font-name-complex="Georgia" style:font-style-complex="normal"/>
    </style:style>
    <style:style style:name="T10" style:family="text">
      <style:text-properties fo:font-style="normal" style:text-underline-style="none" fo:font-weight="bold" fo:background-color="transparent" style:font-name-asian="Georgia" style:font-style-asian="normal" style:font-weight-asian="bold" style:font-name-complex="Georgia" style:font-style-complex="normal" style:font-weight-complex="bold"/>
    </style:style>
    <style:style style:name="T11" style:family="text">
      <style:text-properties fo:font-style="normal" style:font-name-asian="Georgia" style:font-style-asian="normal" style:font-name-complex="Georgia" style:font-style-complex="normal"/>
    </style:style>
    <style:style style:name="T12" style:family="text">
      <style:text-properties fo:font-weight="normal" style:font-name-asian="Georgia" style:font-weight-asian="normal" style:font-name-complex="Georgia" style:font-weight-complex="normal"/>
    </style:style>
    <style:style style:name="T13" style:family="text">
      <style:text-properties style:font-name-asian="Georgia" style:font-name-complex="Georgia"/>
    </style:style>
    <style:style style:name="T14" style:family="text">
      <style:text-properties fo:color="#000000" style:font-name="Times New Roman" fo:font-size="12pt" style:font-name-asian="Georgia" style:font-size-asian="12pt" style:font-name-complex="Georgi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Missing: Without a Trace</text:span></text:p>
      <text:p text:style-name="P10"/>
      <text:p text:style-name="P11"><text:span text:style-name="T3">Read:</text:span><text:span text:style-name="T2"> Genesis 5:21-24; 6:9; Hebrews 11:5-6</text:span></text:p>
      <text:p text:style-name="P10"/>
      <text:p text:style-name="P5"><text:span text:style-name="T3">Text:</text:span><text:span text:style-name="T2"> </text:span><text:span text:style-name="T14">Amos 3:3 “Can two walk together, except they be agreed?</text:span><text:span text:style-name="T7">”</text:span></text:p>
      <text:p text:style-name="P6"><text:span text:style-name="T5"/></text:p>
      <text:h text:style-name="P1" text:outline-level="3"><text:span text:style-name="T3">Introduction:</text:span><text:span text:style-name="T2"> Very little is known about Enoch. We know the name of his father and the name of his son. Other facts are sketchy. The writer of Hebrews informs us that he was a man of faith who did not see death. He is one of only two men in the scriptures to be defined as walking with God. The other was Noah. Noah was also described as being just and perfect in his generations. Enoch is also one of only two men in the scriptures that did not see death. Elijah, who was caught up in a chariot of fire is the other man to escape death. What a man of God he must have been to be associated with these two great men of God! </text:span></text:h>
      <text:h text:style-name="P2" text:outline-level="3"><text:span text:style-name="T2"/></text:h>
      <text:h text:style-name="P2" text:outline-level="3"><text:span text:style-name="T4">I. He met with God:</text:span><text:span text:style-name="T2"> (Amos 3:3) G. Campbell Morgan translated this:</text:span></text:h>
      <text:h text:style-name="P2" text:outline-level="3"><text:span text:style-name="T2">“How can two men walk together unless they have a meeting place?” Before one can walk with God one must have a place where they meet up. Sometimes I take a brother and we go out to lunch together just for fellowship. The one event that makes this happen is when we first decide on a meeting place. If we don't do that then we never get to enjoy the meal and each others presence. For much of my life I had no regular time of prayer or reading of scripture and wondered why I struggled in my spiritual life. Enoch had a meeting place with God.</text:span></text:h>
      <text:p text:style-name="P3"/>
      <text:p text:style-name="P3"><text:span text:style-name="T6">II. He recognized divine presence:</text:span> Many if not most of our relation-ships just happen. We are friends with this one because we both work at the same place. We are friends with that person because they are a relative. We are friends with someone because they share a class with us. How many friends do we have because we chose to establish a friendship for a particular reason? Enoch chose to be Gods' friend. He was able to establish a relationship because God also chose to be his friend. Enoch recognized the divine presence and chose to establish a relationship with God. </text:p>
      <text:p text:style-name="P3"/>
      <text:p text:style-name="P3"><text:span text:style-name="T6">III. He had constant fellowship with God: </text:span>Genesis 5:22 tells us that</text:p>
      <text:p text:style-name="P3">he walked with God for 300 years. It was more than just a habit. It was an obsession. He met Him every morning &amp; they hung out constantly.</text:p>
      <text:p text:style-name="P3">Enoch had found a friend that sticketh closer than a brother.</text:p>
      <text:p text:style-name="P3"/>
      <text:p text:style-name="P3"><text:span text:style-name="T6">IV. His walk was progressive:</text:span> (one step at a time) Are you a step skipper? Do you enjoy taking shortcuts? <text:s/>There are no shortcuts to a relationship with Christ. Every step is important and must not be skipped. Have you ever studied algebra? I watched Cody, with his calculator in hand, get frustrated when the answer he got was different from the one provided in the answer key. I would tell him to go back over his answer step by step. Every time he would suddenly get this look in his eye and say: “Oh I see what I missed...” One missed step would always result in an incorrect answer. One missed step with God will always result in failure in our endeavors. </text:p>
      <text:p text:style-name="P8"/>
      <text:p text:style-name="P9"><text:span text:style-name="T10">V. He left the best testimony:</text:span><text:span text:style-name="T9"> When Enoch disappeared no one could find him. All that he was able to leave was his testimony. </text:span><text:span text:style-name="T12">Heb 11:5 says: “By faith Enoch was translated that he should not see death; and was not found, because God had translated him: for before his transla-tion he had this testimony, that </text:span><text:span text:style-name="T8">he pleased God.</text:span><text:span text:style-name="T12">” Some day you and I will be laid under the sod and a tombstone will say all that most people will know about us. There will be our name, our date of birth, and the date of death. In a very short time no one will come to the cemetery to see our grave. The only thing that we can pass to the next generation is our testimony.</text:span></text:p>
      <text:p text:style-name="P9"><text:span text:style-name="T12"><text:s text:c="2"/>There is no better testimony than the one left by Enoch. He pleased God. His wife couldn't find him. His children couldn't find him. The FBI and Secret Service, along with the CIA couldn't find him. Every-one who was questioned had to shrug their shoulders and say: “I don't know where he is but I do know that he was a God pleaser.” they couldn't find him but he left enough clues that they could find God.</text:span></text:p>
      <text:p text:style-name="P4"><text:span text:style-name="T13"/></text:p>
      <text:p text:style-name="P7"><text:span text:style-name="T11"/></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2917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6-07-23T18:07:22.59</dc:date>
    <meta:editing-duration>P2DT8H24M</meta:editing-duration>
    <meta:generator>OpenOffice/4.1.2$Win32 OpenOffice.org_project/412m3$Build-9782</meta:generator>
    <meta:document-statistic meta:table-count="0" meta:image-count="0" meta:object-count="0" meta:page-count="1" meta:paragraph-count="13" meta:word-count="748" meta:character-count="39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